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14pt" svg:height="259pt" svg:x="401.84pt" svg:y="65.51pt">
            <loext:p draw:notify-on-update-of-ranges="Sheet1.A2:Sheet1.A63 Sheet1.B1:Sheet1.B1 Sheet1.B2:Sheet1.B62 Sheet1.A2:Sheet1.A63 Sheet1.C1:Sheet1.C1 Sheet1.C2:Sheet1.C62 Sheet1.A2:Sheet1.A63 Sheet1.D1:Sheet1.D1 Sheet1.D2:Sheet1.D63 Sheet1.A2:Sheet1.A63 Sheet1.E1:Sheet1.E1 Sheet1.E2:Sheet1.E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thread</text:p>
          </table:table-cell>
          <table:table-cell office:value-type="string" calcext:value-type="string">
            <text:p>2thread</text:p>
          </table:table-cell>
          <table:table-cell office:value-type="string" calcext:value-type="string">
            <text:p>3thread</text:p>
          </table:table-cell>
          <table:table-cell office:value-type="string" calcext:value-type="string">
            <text:p>4thr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724" calcext:value-type="float">
            <text:p>72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2" calcext:value-type="float">
            <text:p>1572</text:p>
          </table:table-cell>
          <table:table-cell office:value-type="float" office:value="3122" calcext:value-type="float">
            <text:p>3122</text:p>
          </table:table-cell>
          <table:table-cell office:value-type="float" office:value="2874" calcext:value-type="float">
            <text:p>2874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8" calcext:value-type="float">
            <text:p>1818</text:p>
          </table:table-cell>
          <table:table-cell office:value-type="float" office:value="4668" calcext:value-type="float">
            <text:p>4668</text:p>
          </table:table-cell>
          <table:table-cell office:value-type="float" office:value="4970" calcext:value-type="float">
            <text:p>497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46" calcext:value-type="float">
            <text:p>2146</text:p>
          </table:table-cell>
          <table:table-cell office:value-type="float" office:value="6276" calcext:value-type="float">
            <text:p>6276</text:p>
          </table:table-cell>
          <table:table-cell office:value-type="float" office:value="6578" calcext:value-type="float">
            <text:p>6578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44" calcext:value-type="float">
            <text:p>2744</text:p>
          </table:table-cell>
          <table:table-cell office:value-type="float" office:value="6676" calcext:value-type="float">
            <text:p>6676</text:p>
          </table:table-cell>
          <table:table-cell office:value-type="float" office:value="6632" calcext:value-type="float">
            <text:p>663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4" calcext:value-type="float">
            <text:p>2954</text:p>
          </table:table-cell>
          <table:table-cell office:value-type="float" office:value="6698" calcext:value-type="float">
            <text:p>6698</text:p>
          </table:table-cell>
          <table:table-cell office:value-type="float" office:value="6740" calcext:value-type="float">
            <text:p>6740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2" calcext:value-type="float">
            <text:p>2942</text:p>
          </table:table-cell>
          <table:table-cell office:value-type="float" office:value="6846" calcext:value-type="float">
            <text:p>6846</text:p>
          </table:table-cell>
          <table:table-cell office:value-type="float" office:value="6704" calcext:value-type="float">
            <text:p>6704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84" calcext:value-type="float">
            <text:p>3384</text:p>
          </table:table-cell>
          <table:table-cell office:value-type="float" office:value="6728" calcext:value-type="float">
            <text:p>6728</text:p>
          </table:table-cell>
          <table:table-cell office:value-type="float" office:value="7076" calcext:value-type="float">
            <text:p>7076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86" calcext:value-type="float">
            <text:p>3086</text:p>
          </table:table-cell>
          <table:table-cell office:value-type="float" office:value="7068" calcext:value-type="float">
            <text:p>7068</text:p>
          </table:table-cell>
          <table:table-cell office:value-type="float" office:value="6890" calcext:value-type="float">
            <text:p>6890</text:p>
          </table:table-cell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08" calcext:value-type="float">
            <text:p>3308</text:p>
          </table:table-cell>
          <table:table-cell office:value-type="float" office:value="6928" calcext:value-type="float">
            <text:p>6928</text:p>
          </table:table-cell>
          <table:table-cell office:value-type="float" office:value="7404" calcext:value-type="float">
            <text:p>7404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36" calcext:value-type="float">
            <text:p>3136</text:p>
          </table:table-cell>
          <table:table-cell office:value-type="float" office:value="4800" calcext:value-type="float">
            <text:p>4800</text:p>
          </table:table-cell>
          <table:table-cell office:value-type="float" office:value="7234" calcext:value-type="float">
            <text:p>7234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32" calcext:value-type="float">
            <text:p>3332</text:p>
          </table:table-cell>
          <table:table-cell office:value-type="float" office:value="7224" calcext:value-type="float">
            <text:p>7224</text:p>
          </table:table-cell>
          <table:table-cell office:value-type="float" office:value="7610" calcext:value-type="float">
            <text:p>7610</text:p>
          </table:table-cell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68" calcext:value-type="float">
            <text:p>3668</text:p>
          </table:table-cell>
          <table:table-cell office:value-type="float" office:value="5034" calcext:value-type="float">
            <text:p>5034</text:p>
          </table:table-cell>
          <table:table-cell office:value-type="float" office:value="7518" calcext:value-type="float">
            <text:p>7518</text:p>
          </table:table-cell>
          <table:table-cell office:value-type="float" office:value="8398" calcext:value-type="float">
            <text:p>8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30" calcext:value-type="float">
            <text:p>2930</text:p>
          </table:table-cell>
          <table:table-cell office:value-type="float" office:value="7748" calcext:value-type="float">
            <text:p>7748</text:p>
          </table:table-cell>
          <table:table-cell office:value-type="float" office:value="7570" calcext:value-type="float">
            <text:p>7570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64" calcext:value-type="float">
            <text:p>3764</text:p>
          </table:table-cell>
          <table:table-cell office:value-type="float" office:value="7750" calcext:value-type="float">
            <text:p>7750</text:p>
          </table:table-cell>
          <table:table-cell office:value-type="float" office:value="7664" calcext:value-type="float">
            <text:p>7664</text:p>
          </table:table-cell>
          <table:table-cell office:value-type="float" office:value="9048" calcext:value-type="float">
            <text:p>9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58" calcext:value-type="float">
            <text:p>3658</text:p>
          </table:table-cell>
          <table:table-cell office:value-type="float" office:value="7836" calcext:value-type="float">
            <text:p>7836</text:p>
          </table:table-cell>
          <table:table-cell office:value-type="float" office:value="8278" calcext:value-type="float">
            <text:p>8278</text:p>
          </table:table-cell>
          <table:table-cell office:value-type="float" office:value="8884" calcext:value-type="float">
            <text:p>88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16" calcext:value-type="float">
            <text:p>3616</text:p>
          </table:table-cell>
          <table:table-cell office:value-type="float" office:value="8308" calcext:value-type="float">
            <text:p>8308</text:p>
          </table:table-cell>
          <table:table-cell office:value-type="float" office:value="8162" calcext:value-type="float">
            <text:p>8162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2" calcext:value-type="float">
            <text:p>3222</text:p>
          </table:table-cell>
          <table:table-cell office:value-type="float" office:value="8414" calcext:value-type="float">
            <text:p>8414</text:p>
          </table:table-cell>
          <table:table-cell office:value-type="float" office:value="8772" calcext:value-type="float">
            <text:p>8772</text:p>
          </table:table-cell>
          <table:table-cell office:value-type="float" office:value="9508" calcext:value-type="float">
            <text:p>95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56" calcext:value-type="float">
            <text:p>4156</text:p>
          </table:table-cell>
          <table:table-cell office:value-type="float" office:value="8562" calcext:value-type="float">
            <text:p>8562</text:p>
          </table:table-cell>
          <table:table-cell office:value-type="float" office:value="8674" calcext:value-type="float">
            <text:p>8674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94" calcext:value-type="float">
            <text:p>3694</text:p>
          </table:table-cell>
          <table:table-cell office:value-type="float" office:value="8930" calcext:value-type="float">
            <text:p>8930</text:p>
          </table:table-cell>
          <table:table-cell office:value-type="float" office:value="8956" calcext:value-type="float">
            <text:p>8956</text:p>
          </table:table-cell>
          <table:table-cell office:value-type="float" office:value="9752" calcext:value-type="float">
            <text:p>97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76" calcext:value-type="float">
            <text:p>4276</text:p>
          </table:table-cell>
          <table:table-cell office:value-type="float" office:value="6732" calcext:value-type="float">
            <text:p>6732</text:p>
          </table:table-cell>
          <table:table-cell office:value-type="float" office:value="8734" calcext:value-type="float">
            <text:p>8734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46" calcext:value-type="float">
            <text:p>4246</text:p>
          </table:table-cell>
          <table:table-cell office:value-type="float" office:value="8828" calcext:value-type="float">
            <text:p>8828</text:p>
          </table:table-cell>
          <table:table-cell office:value-type="float" office:value="9530" calcext:value-type="float">
            <text:p>9530</text:p>
          </table:table-cell>
          <table:table-cell office:value-type="float" office:value="10526" calcext:value-type="float">
            <text:p>105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00" calcext:value-type="float">
            <text:p>4300</text:p>
          </table:table-cell>
          <table:table-cell office:value-type="float" office:value="7662" calcext:value-type="float">
            <text:p>7662</text:p>
          </table:table-cell>
          <table:table-cell office:value-type="float" office:value="8560" calcext:value-type="float">
            <text:p>8560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00" calcext:value-type="float">
            <text:p>4600</text:p>
          </table:table-cell>
          <table:table-cell office:value-type="float" office:value="10248" calcext:value-type="float">
            <text:p>10248</text:p>
          </table:table-cell>
          <table:table-cell office:value-type="float" office:value="8826" calcext:value-type="float">
            <text:p>8826</text:p>
          </table:table-cell>
          <table:table-cell office:value-type="float" office:value="11278" calcext:value-type="float">
            <text:p>112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70" calcext:value-type="float">
            <text:p>4870</text:p>
          </table:table-cell>
          <table:table-cell office:value-type="float" office:value="10430" calcext:value-type="float">
            <text:p>10430</text:p>
          </table:table-cell>
          <table:table-cell office:value-type="float" office:value="9652" calcext:value-type="float">
            <text:p>9652</text:p>
          </table:table-cell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12" calcext:value-type="float">
            <text:p>4912</text:p>
          </table:table-cell>
          <table:table-cell office:value-type="float" office:value="11140" calcext:value-type="float">
            <text:p>11140</text:p>
          </table:table-cell>
          <table:table-cell office:value-type="float" office:value="10516" calcext:value-type="float">
            <text:p>10516</text:p>
          </table:table-cell>
          <table:table-cell office:value-type="float" office:value="11582" calcext:value-type="float">
            <text:p>115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80" calcext:value-type="float">
            <text:p>4480</text:p>
          </table:table-cell>
          <table:table-cell office:value-type="float" office:value="11118" calcext:value-type="float">
            <text:p>11118</text:p>
          </table:table-cell>
          <table:table-cell office:value-type="float" office:value="10670" calcext:value-type="float">
            <text:p>10670</text:p>
          </table:table-cell>
          <table:table-cell office:value-type="float" office:value="12706" calcext:value-type="float">
            <text:p>127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06" calcext:value-type="float">
            <text:p>5206</text:p>
          </table:table-cell>
          <table:table-cell office:value-type="float" office:value="10754" calcext:value-type="float">
            <text:p>10754</text:p>
          </table:table-cell>
          <table:table-cell office:value-type="float" office:value="11244" calcext:value-type="float">
            <text:p>11244</text:p>
          </table:table-cell>
          <table:table-cell office:value-type="float" office:value="13208" calcext:value-type="float">
            <text:p>132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70" calcext:value-type="float">
            <text:p>4870</text:p>
          </table:table-cell>
          <table:table-cell office:value-type="float" office:value="9720" calcext:value-type="float">
            <text:p>9720</text:p>
          </table:table-cell>
          <table:table-cell office:value-type="float" office:value="11204" calcext:value-type="float">
            <text:p>11204</text:p>
          </table:table-cell>
          <table:table-cell office:value-type="float" office:value="13580" calcext:value-type="float">
            <text:p>135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94" calcext:value-type="float">
            <text:p>5294</text:p>
          </table:table-cell>
          <table:table-cell office:value-type="float" office:value="12276" calcext:value-type="float">
            <text:p>12276</text:p>
          </table:table-cell>
          <table:table-cell office:value-type="float" office:value="12470" calcext:value-type="float">
            <text:p>12470</text:p>
          </table:table-cell>
          <table:table-cell office:value-type="float" office:value="14638" calcext:value-type="float">
            <text:p>146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98" calcext:value-type="float">
            <text:p>5598</text:p>
          </table:table-cell>
          <table:table-cell office:value-type="float" office:value="12452" calcext:value-type="float">
            <text:p>12452</text:p>
          </table:table-cell>
          <table:table-cell office:value-type="float" office:value="12690" calcext:value-type="float">
            <text:p>12690</text:p>
          </table:table-cell>
          <table:table-cell office:value-type="float" office:value="14444" calcext:value-type="float">
            <text:p>14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72" calcext:value-type="float">
            <text:p>5572</text:p>
          </table:table-cell>
          <table:table-cell office:value-type="float" office:value="13444" calcext:value-type="float">
            <text:p>13444</text:p>
          </table:table-cell>
          <table:table-cell office:value-type="float" office:value="13964" calcext:value-type="float">
            <text:p>13964</text:p>
          </table:table-cell>
          <table:table-cell office:value-type="float" office:value="14816" calcext:value-type="float">
            <text:p>148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88" calcext:value-type="float">
            <text:p>5288</text:p>
          </table:table-cell>
          <table:table-cell office:value-type="float" office:value="11398" calcext:value-type="float">
            <text:p>11398</text:p>
          </table:table-cell>
          <table:table-cell office:value-type="float" office:value="13252" calcext:value-type="float">
            <text:p>13252</text:p>
          </table:table-cell>
          <table:table-cell office:value-type="float" office:value="15470" calcext:value-type="float">
            <text:p>154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40" calcext:value-type="float">
            <text:p>6340</text:p>
          </table:table-cell>
          <table:table-cell office:value-type="float" office:value="13426" calcext:value-type="float">
            <text:p>13426</text:p>
          </table:table-cell>
          <table:table-cell office:value-type="float" office:value="14708" calcext:value-type="float">
            <text:p>14708</text:p>
          </table:table-cell>
          <table:table-cell office:value-type="float" office:value="16746" calcext:value-type="float">
            <text:p>167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54" calcext:value-type="float">
            <text:p>6154</text:p>
          </table:table-cell>
          <table:table-cell office:value-type="float" office:value="14822" calcext:value-type="float">
            <text:p>14822</text:p>
          </table:table-cell>
          <table:table-cell office:value-type="float" office:value="14652" calcext:value-type="float">
            <text:p>14652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82" calcext:value-type="float">
            <text:p>5882</text:p>
          </table:table-cell>
          <table:table-cell office:value-type="float" office:value="14874" calcext:value-type="float">
            <text:p>14874</text:p>
          </table:table-cell>
          <table:table-cell office:value-type="float" office:value="15930" calcext:value-type="float">
            <text:p>15930</text:p>
          </table:table-cell>
          <table:table-cell office:value-type="float" office:value="18906" calcext:value-type="float">
            <text:p>189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40" calcext:value-type="float">
            <text:p>7340</text:p>
          </table:table-cell>
          <table:table-cell office:value-type="float" office:value="16540" calcext:value-type="float">
            <text:p>16540</text:p>
          </table:table-cell>
          <table:table-cell office:value-type="float" office:value="15398" calcext:value-type="float">
            <text:p>15398</text:p>
          </table:table-cell>
          <table:table-cell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02" calcext:value-type="float">
            <text:p>6202</text:p>
          </table:table-cell>
          <table:table-cell office:value-type="float" office:value="16654" calcext:value-type="float">
            <text:p>16654</text:p>
          </table:table-cell>
          <table:table-cell office:value-type="float" office:value="17430" calcext:value-type="float">
            <text:p>17430</text:p>
          </table:table-cell>
          <table:table-cell office:value-type="float" office:value="19320" calcext:value-type="float">
            <text:p>193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46" calcext:value-type="float">
            <text:p>7346</text:p>
          </table:table-cell>
          <table:table-cell office:value-type="float" office:value="15724" calcext:value-type="float">
            <text:p>15724</text:p>
          </table:table-cell>
          <table:table-cell office:value-type="float" office:value="17534" calcext:value-type="float">
            <text:p>17534</text:p>
          </table:table-cell>
          <table:table-cell office:value-type="float" office:value="20524" calcext:value-type="float">
            <text:p>205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22" calcext:value-type="float">
            <text:p>7122</text:p>
          </table:table-cell>
          <table:table-cell office:value-type="float" office:value="17938" calcext:value-type="float">
            <text:p>17938</text:p>
          </table:table-cell>
          <table:table-cell office:value-type="float" office:value="19024" calcext:value-type="float">
            <text:p>19024</text:p>
          </table:table-cell>
          <table:table-cell office:value-type="float" office:value="22040" calcext:value-type="float">
            <text:p>220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96" calcext:value-type="float">
            <text:p>8596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6" calcext:value-type="float">
            <text:p>19786</text:p>
          </table:table-cell>
          <table:table-cell office:value-type="float" office:value="21862" calcext:value-type="float">
            <text:p>218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24" calcext:value-type="float">
            <text:p>7824</text:p>
          </table:table-cell>
          <table:table-cell office:value-type="float" office:value="16694" calcext:value-type="float">
            <text:p>16694</text:p>
          </table:table-cell>
          <table:table-cell office:value-type="float" office:value="20172" calcext:value-type="float">
            <text:p>20172</text:p>
          </table:table-cell>
          <table:table-cell office:value-type="float" office:value="25608" calcext:value-type="float">
            <text:p>256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44" calcext:value-type="float">
            <text:p>9644</text:p>
          </table:table-cell>
          <table:table-cell office:value-type="float" office:value="16542" calcext:value-type="float">
            <text:p>16542</text:p>
          </table:table-cell>
          <table:table-cell office:value-type="float" office:value="21396" calcext:value-type="float">
            <text:p>21396</text:p>
          </table:table-cell>
          <table:table-cell office:value-type="float" office:value="26424" calcext:value-type="float">
            <text:p>264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22" calcext:value-type="float">
            <text:p>9722</text:p>
          </table:table-cell>
          <table:table-cell office:value-type="float" office:value="13470" calcext:value-type="float">
            <text:p>13470</text:p>
          </table:table-cell>
          <table:table-cell office:value-type="float" office:value="21732" calcext:value-type="float">
            <text:p>21732</text:p>
          </table:table-cell>
          <table:table-cell office:value-type="float" office:value="27608" calcext:value-type="float">
            <text:p>276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14" calcext:value-type="float">
            <text:p>11014</text:p>
          </table:table-cell>
          <table:table-cell office:value-type="float" office:value="13898" calcext:value-type="float">
            <text:p>13898</text:p>
          </table:table-cell>
          <table:table-cell office:value-type="float" office:value="22354" calcext:value-type="float">
            <text:p>22354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64" calcext:value-type="float">
            <text:p>9564</text:p>
          </table:table-cell>
          <table:table-cell office:value-type="float" office:value="19106" calcext:value-type="float">
            <text:p>19106</text:p>
          </table:table-cell>
          <table:table-cell office:value-type="float" office:value="24642" calcext:value-type="float">
            <text:p>24642</text:p>
          </table:table-cell>
          <table:table-cell office:value-type="float" office:value="28774" calcext:value-type="float">
            <text:p>287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24" calcext:value-type="float">
            <text:p>11524</text:p>
          </table:table-cell>
          <table:table-cell office:value-type="float" office:value="23774" calcext:value-type="float">
            <text:p>23774</text:p>
          </table:table-cell>
          <table:table-cell office:value-type="float" office:value="25052" calcext:value-type="float">
            <text:p>25052</text:p>
          </table:table-cell>
          <table:table-cell office:value-type="float" office:value="22604" calcext:value-type="float">
            <text:p>226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38" calcext:value-type="float">
            <text:p>12538</text:p>
          </table:table-cell>
          <table:table-cell office:value-type="float" office:value="23294" calcext:value-type="float">
            <text:p>23294</text:p>
          </table:table-cell>
          <table:table-cell office:value-type="float" office:value="28218" calcext:value-type="float">
            <text:p>28218</text:p>
          </table:table-cell>
          <table:table-cell office:value-type="float" office:value="36322" calcext:value-type="float">
            <text:p>363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198" calcext:value-type="float">
            <text:p>15198</text:p>
          </table:table-cell>
          <table:table-cell office:value-type="float" office:value="27754" calcext:value-type="float">
            <text:p>27754</text:p>
          </table:table-cell>
          <table:table-cell office:value-type="float" office:value="31776" calcext:value-type="float">
            <text:p>31776</text:p>
          </table:table-cell>
          <table:table-cell office:value-type="float" office:value="36924" calcext:value-type="float">
            <text:p>369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34" calcext:value-type="float">
            <text:p>15834</text:p>
          </table:table-cell>
          <table:table-cell office:value-type="float" office:value="34048" calcext:value-type="float">
            <text:p>34048</text:p>
          </table:table-cell>
          <table:table-cell office:value-type="float" office:value="34398" calcext:value-type="float">
            <text:p>34398</text:p>
          </table:table-cell>
          <table:table-cell office:value-type="float" office:value="39286" calcext:value-type="float">
            <text:p>392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12" calcext:value-type="float">
            <text:p>17612</text:p>
          </table:table-cell>
          <table:table-cell office:value-type="float" office:value="44550" calcext:value-type="float">
            <text:p>44550</text:p>
          </table:table-cell>
          <table:table-cell office:value-type="float" office:value="40436" calcext:value-type="float">
            <text:p>40436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870" calcext:value-type="float">
            <text:p>18870</text:p>
          </table:table-cell>
          <table:table-cell office:value-type="float" office:value="50816" calcext:value-type="float">
            <text:p>50816</text:p>
          </table:table-cell>
          <table:table-cell office:value-type="float" office:value="47140" calcext:value-type="float">
            <text:p>47140</text:p>
          </table:table-cell>
          <table:table-cell office:value-type="float" office:value="42050" calcext:value-type="float">
            <text:p>420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818" calcext:value-type="float">
            <text:p>25818</text:p>
          </table:table-cell>
          <table:table-cell office:value-type="float" office:value="67538" calcext:value-type="float">
            <text:p>67538</text:p>
          </table:table-cell>
          <table:table-cell office:value-type="float" office:value="64346" calcext:value-type="float">
            <text:p>64346</text:p>
          </table:table-cell>
          <table:table-cell office:value-type="float" office:value="44686" calcext:value-type="float">
            <text:p>446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692" calcext:value-type="float">
            <text:p>26692</text:p>
          </table:table-cell>
          <table:table-cell office:value-type="float" office:value="71452" calcext:value-type="float">
            <text:p>71452</text:p>
          </table:table-cell>
          <table:table-cell office:value-type="float" office:value="69360" calcext:value-type="float">
            <text:p>69360</text:p>
          </table:table-cell>
          <table:table-cell office:value-type="float" office:value="60452" calcext:value-type="float">
            <text:p>604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812" calcext:value-type="float">
            <text:p>36812</text:p>
          </table:table-cell>
          <table:table-cell office:value-type="float" office:value="99990" calcext:value-type="float">
            <text:p>99990</text:p>
          </table:table-cell>
          <table:table-cell office:value-type="float" office:value="90094" calcext:value-type="float">
            <text:p>90094</text:p>
          </table:table-cell>
          <table:table-cell office:value-type="float" office:value="73782" calcext:value-type="float">
            <text:p>737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166" calcext:value-type="float">
            <text:p>40166</text:p>
          </table:table-cell>
          <table:table-cell office:value-type="float" office:value="107154" calcext:value-type="float">
            <text:p>107154</text:p>
          </table:table-cell>
          <table:table-cell office:value-type="float" office:value="115726" calcext:value-type="float">
            <text:p>115726</text:p>
          </table:table-cell>
          <table:table-cell office:value-type="float" office:value="104074" calcext:value-type="float">
            <text:p>1040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090" calcext:value-type="float">
            <text:p>47090</text:p>
          </table:table-cell>
          <table:table-cell office:value-type="float" office:value="132758" calcext:value-type="float">
            <text:p>132758</text:p>
          </table:table-cell>
          <table:table-cell office:value-type="float" office:value="145896" calcext:value-type="float">
            <text:p>145896</text:p>
          </table:table-cell>
          <table:table-cell office:value-type="float" office:value="139186" calcext:value-type="float">
            <text:p>1391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040" calcext:value-type="float">
            <text:p>88040</text:p>
          </table:table-cell>
          <table:table-cell office:value-type="float" office:value="188488" calcext:value-type="float">
            <text:p>188488</text:p>
          </table:table-cell>
          <table:table-cell office:value-type="float" office:value="194176" calcext:value-type="float">
            <text:p>194176</text:p>
          </table:table-cell>
          <table:table-cell office:value-type="float" office:value="230636" calcext:value-type="float">
            <text:p>2306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2216" calcext:value-type="float">
            <text:p>142216</text:p>
          </table:table-cell>
          <table:table-cell office:value-type="float" office:value="334272" calcext:value-type="float">
            <text:p>334272</text:p>
          </table:table-cell>
          <table:table-cell office:value-type="float" office:value="385982" calcext:value-type="float">
            <text:p>385982</text:p>
          </table:table-cell>
          <table:table-cell office:value-type="float" office:value="327286" calcext:value-type="float">
            <text:p>3272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3538" calcext:value-type="float">
            <text:p>263538</text:p>
          </table:table-cell>
          <table:table-cell office:value-type="float" office:value="513192" calcext:value-type="float">
            <text:p>513192</text:p>
          </table:table-cell>
          <table:table-cell office:value-type="float" office:value="577778" calcext:value-type="float">
            <text:p>577778</text:p>
          </table:table-cell>
          <table:table-cell office:value-type="float" office:value="624480" calcext:value-type="float">
            <text:p>624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7:32:12.511207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6:53:21.606060884</meta:creation-date>
    <dc:date>2017-04-12T17:31:58.606732999</dc:date>
    <meta:editing-duration>PT3H8M7S</meta:editing-duration>
    <meta:editing-cycles>6</meta:editing-cycles>
    <meta:generator>LibreOffice/5.1.6.2$Linux_X86_64 LibreOffice_project/10m0$Build-2</meta:generator>
    <meta:document-statistic meta:table-count="1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2cm" svg:height="9.138cm" xlink:href=".." xlink:type="simple" chart:class="chart:scatter" chart:style-name="ch1">
        <chart:legend chart:legend-position="top" svg:x="3.467cm" svg:y="0.185cm" style:legend-expansion="wide" chart:style-name="ch2"/>
        <chart:plot-area chart:style-name="ch3" table:cell-range-address="Sheet1.A2:Sheet1.A63 Sheet1.B1:Sheet1.C62 Sheet1.D1:Sheet1.E63" chart:data-source-has-labels="row" svg:x="0.503cm" svg:y="0.711cm" svg:width="15.373cm" svg:height="7.736cm">
          <chartooo:coordinate-region svg:x="1.865cm" svg:y="0.91cm" svg:width="13.824cm" svg:height="6.89cm"/>
          <chart:axis chart:dimension="x" chart:name="primary-x" chart:style-name="ch4">
            <chart:title svg:x="6.584cm" svg:y="8.578cm" chart:style-name="ch5">
              <text:p>nth move in the game</text:p>
            </chart:title>
          </chart:axis>
          <chart:axis chart:dimension="y" chart:name="primary-y" chart:style-name="ch4">
            <chart:title svg:x="0cm" svg:y="5.483cm" chart:style-name="ch6">
              <text:p>Simulations</text:p>
            </chart:title>
            <chart:grid chart:style-name="ch7" chart:class="major"/>
          </chart:axis>
          <chart:series chart:style-name="ch8" chart:values-cell-range-address="Sheet1.B2:Sheet1.B62" chart:label-cell-address="Sheet1.B1:Sheet1.B1" chart:class="chart:scatter">
            <chart:domain table:cell-range-address="Sheet1.A2:Sheet1.A63"/>
            <chart:data-point chart:repeated="62"/>
          </chart:series>
          <chart:series chart:style-name="ch9" chart:values-cell-range-address="Sheet1.C2:Sheet1.C62" chart:label-cell-address="Sheet1.C1:Sheet1.C1" chart:class="chart:scatter">
            <chart:data-point chart:repeated="62"/>
          </chart:series>
          <chart:series chart:style-name="ch10" chart:values-cell-range-address="Sheet1.D2:Sheet1.D63" chart:label-cell-address="Sheet1.D1:Sheet1.D1" chart:class="chart:scatter">
            <chart:data-point chart:repeated="62"/>
          </chart:series>
          <chart:series chart:style-name="ch11" chart:values-cell-range-address="Sheet1.E2:Sheet1.E63" chart:label-cell-address="Sheet1.E1:Sheet1.E1" chart:class="chart:scatter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thread</text:p>
                <draw:g>
                  <svg:desc>Sheet1.B1:Sheet1.B1</svg:desc>
                </draw:g>
              </table:table-cell>
              <table:table-cell office:value-type="string">
                <text:p>2thread</text:p>
                <draw:g>
                  <svg:desc>Sheet1.C1:Sheet1.C1</svg:desc>
                </draw:g>
              </table:table-cell>
              <table:table-cell office:value-type="string">
                <text:p>3thread</text:p>
                <draw:g>
                  <svg:desc>Sheet1.D1:Sheet1.D1</svg:desc>
                </draw:g>
              </table:table-cell>
              <table:table-cell office:value-type="string">
                <text:p>4threa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3</svg:desc>
                </draw:g>
              </table:table-cell>
              <table:table-cell office:value-type="float" office:value="330">
                <text:p>330</text:p>
                <draw:g>
                  <svg:desc>Sheet1.B2:Sheet1.B62</svg:desc>
                </draw:g>
              </table:table-cell>
              <table:table-cell office:value-type="float" office:value="240">
                <text:p>240</text:p>
                <draw:g>
                  <svg:desc>Sheet1.C2:Sheet1.C62</svg:desc>
                </draw:g>
              </table:table-cell>
              <table:table-cell office:value-type="float" office:value="724">
                <text:p>724</text:p>
                <draw:g>
                  <svg:desc>Sheet1.D2:Sheet1.D63</svg:desc>
                </draw:g>
              </table:table-cell>
              <table:table-cell office:value-type="float" office:value="472">
                <text:p>472</text:p>
                <draw:g>
                  <svg:desc>Sheet1.E2:Sheet1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72">
                <text:p>1572</text:p>
              </table:table-cell>
              <table:table-cell office:value-type="float" office:value="3122">
                <text:p>3122</text:p>
              </table:table-cell>
              <table:table-cell office:value-type="float" office:value="2874">
                <text:p>2874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18">
                <text:p>1818</text:p>
              </table:table-cell>
              <table:table-cell office:value-type="float" office:value="4668">
                <text:p>4668</text:p>
              </table:table-cell>
              <table:table-cell office:value-type="float" office:value="4970">
                <text:p>497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46">
                <text:p>2146</text:p>
              </table:table-cell>
              <table:table-cell office:value-type="float" office:value="6276">
                <text:p>6276</text:p>
              </table:table-cell>
              <table:table-cell office:value-type="float" office:value="6578">
                <text:p>6578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44">
                <text:p>2744</text:p>
              </table:table-cell>
              <table:table-cell office:value-type="float" office:value="6676">
                <text:p>6676</text:p>
              </table:table-cell>
              <table:table-cell office:value-type="float" office:value="6632">
                <text:p>6632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54">
                <text:p>2954</text:p>
              </table:table-cell>
              <table:table-cell office:value-type="float" office:value="6698">
                <text:p>6698</text:p>
              </table:table-cell>
              <table:table-cell office:value-type="float" office:value="6740">
                <text:p>6740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42">
                <text:p>2942</text:p>
              </table:table-cell>
              <table:table-cell office:value-type="float" office:value="6846">
                <text:p>6846</text:p>
              </table:table-cell>
              <table:table-cell office:value-type="float" office:value="6704">
                <text:p>6704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384">
                <text:p>3384</text:p>
              </table:table-cell>
              <table:table-cell office:value-type="float" office:value="6728">
                <text:p>6728</text:p>
              </table:table-cell>
              <table:table-cell office:value-type="float" office:value="7076">
                <text:p>7076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86">
                <text:p>3086</text:p>
              </table:table-cell>
              <table:table-cell office:value-type="float" office:value="7068">
                <text:p>7068</text:p>
              </table:table-cell>
              <table:table-cell office:value-type="float" office:value="6890">
                <text:p>6890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08">
                <text:p>3308</text:p>
              </table:table-cell>
              <table:table-cell office:value-type="float" office:value="6928">
                <text:p>6928</text:p>
              </table:table-cell>
              <table:table-cell office:value-type="float" office:value="7404">
                <text:p>7404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36">
                <text:p>3136</text:p>
              </table:table-cell>
              <table:table-cell office:value-type="float" office:value="4800">
                <text:p>4800</text:p>
              </table:table-cell>
              <table:table-cell office:value-type="float" office:value="7234">
                <text:p>7234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32">
                <text:p>3332</text:p>
              </table:table-cell>
              <table:table-cell office:value-type="float" office:value="7224">
                <text:p>7224</text:p>
              </table:table-cell>
              <table:table-cell office:value-type="float" office:value="7610">
                <text:p>7610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68">
                <text:p>3668</text:p>
              </table:table-cell>
              <table:table-cell office:value-type="float" office:value="5034">
                <text:p>5034</text:p>
              </table:table-cell>
              <table:table-cell office:value-type="float" office:value="7518">
                <text:p>7518</text:p>
              </table:table-cell>
              <table:table-cell office:value-type="float" office:value="8398">
                <text:p>8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30">
                <text:p>2930</text:p>
              </table:table-cell>
              <table:table-cell office:value-type="float" office:value="7748">
                <text:p>7748</text:p>
              </table:table-cell>
              <table:table-cell office:value-type="float" office:value="7570">
                <text:p>7570</text:p>
              </table:table-cell>
              <table:table-cell office:value-type="float" office:value="8568">
                <text:p>8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64">
                <text:p>3764</text:p>
              </table:table-cell>
              <table:table-cell office:value-type="float" office:value="7750">
                <text:p>7750</text:p>
              </table:table-cell>
              <table:table-cell office:value-type="float" office:value="7664">
                <text:p>7664</text:p>
              </table:table-cell>
              <table:table-cell office:value-type="float" office:value="9048">
                <text:p>9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658">
                <text:p>3658</text:p>
              </table:table-cell>
              <table:table-cell office:value-type="float" office:value="7836">
                <text:p>7836</text:p>
              </table:table-cell>
              <table:table-cell office:value-type="float" office:value="8278">
                <text:p>8278</text:p>
              </table:table-cell>
              <table:table-cell office:value-type="float" office:value="8884">
                <text:p>8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616">
                <text:p>3616</text:p>
              </table:table-cell>
              <table:table-cell office:value-type="float" office:value="8308">
                <text:p>8308</text:p>
              </table:table-cell>
              <table:table-cell office:value-type="float" office:value="8162">
                <text:p>8162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222">
                <text:p>3222</text:p>
              </table:table-cell>
              <table:table-cell office:value-type="float" office:value="8414">
                <text:p>8414</text:p>
              </table:table-cell>
              <table:table-cell office:value-type="float" office:value="8772">
                <text:p>8772</text:p>
              </table:table-cell>
              <table:table-cell office:value-type="float" office:value="9508">
                <text:p>9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156">
                <text:p>4156</text:p>
              </table:table-cell>
              <table:table-cell office:value-type="float" office:value="8562">
                <text:p>8562</text:p>
              </table:table-cell>
              <table:table-cell office:value-type="float" office:value="8674">
                <text:p>8674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694">
                <text:p>3694</text:p>
              </table:table-cell>
              <table:table-cell office:value-type="float" office:value="8930">
                <text:p>8930</text:p>
              </table:table-cell>
              <table:table-cell office:value-type="float" office:value="8956">
                <text:p>8956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276">
                <text:p>4276</text:p>
              </table:table-cell>
              <table:table-cell office:value-type="float" office:value="6732">
                <text:p>6732</text:p>
              </table:table-cell>
              <table:table-cell office:value-type="float" office:value="8734">
                <text:p>8734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246">
                <text:p>4246</text:p>
              </table:table-cell>
              <table:table-cell office:value-type="float" office:value="8828">
                <text:p>8828</text:p>
              </table:table-cell>
              <table:table-cell office:value-type="float" office:value="9530">
                <text:p>9530</text:p>
              </table:table-cell>
              <table:table-cell office:value-type="float" office:value="10526">
                <text:p>10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300">
                <text:p>4300</text:p>
              </table:table-cell>
              <table:table-cell office:value-type="float" office:value="7662">
                <text:p>7662</text:p>
              </table:table-cell>
              <table:table-cell office:value-type="float" office:value="8560">
                <text:p>8560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10248">
                <text:p>10248</text:p>
              </table:table-cell>
              <table:table-cell office:value-type="float" office:value="8826">
                <text:p>8826</text:p>
              </table:table-cell>
              <table:table-cell office:value-type="float" office:value="11278">
                <text:p>11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870">
                <text:p>4870</text:p>
              </table:table-cell>
              <table:table-cell office:value-type="float" office:value="10430">
                <text:p>10430</text:p>
              </table:table-cell>
              <table:table-cell office:value-type="float" office:value="9652">
                <text:p>9652</text:p>
              </table:table-cell>
              <table:table-cell office:value-type="float" office:value="11632">
                <text:p>11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912">
                <text:p>4912</text:p>
              </table:table-cell>
              <table:table-cell office:value-type="float" office:value="11140">
                <text:p>11140</text:p>
              </table:table-cell>
              <table:table-cell office:value-type="float" office:value="10516">
                <text:p>10516</text:p>
              </table:table-cell>
              <table:table-cell office:value-type="float" office:value="11582">
                <text:p>11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480">
                <text:p>4480</text:p>
              </table:table-cell>
              <table:table-cell office:value-type="float" office:value="11118">
                <text:p>11118</text:p>
              </table:table-cell>
              <table:table-cell office:value-type="float" office:value="10670">
                <text:p>10670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206">
                <text:p>5206</text:p>
              </table:table-cell>
              <table:table-cell office:value-type="float" office:value="10754">
                <text:p>10754</text:p>
              </table:table-cell>
              <table:table-cell office:value-type="float" office:value="11244">
                <text:p>11244</text:p>
              </table:table-cell>
              <table:table-cell office:value-type="float" office:value="13208">
                <text:p>13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870">
                <text:p>4870</text:p>
              </table:table-cell>
              <table:table-cell office:value-type="float" office:value="9720">
                <text:p>9720</text:p>
              </table:table-cell>
              <table:table-cell office:value-type="float" office:value="11204">
                <text:p>11204</text:p>
              </table:table-cell>
              <table:table-cell office:value-type="float" office:value="13580">
                <text:p>135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294">
                <text:p>5294</text:p>
              </table:table-cell>
              <table:table-cell office:value-type="float" office:value="12276">
                <text:p>12276</text:p>
              </table:table-cell>
              <table:table-cell office:value-type="float" office:value="12470">
                <text:p>12470</text:p>
              </table:table-cell>
              <table:table-cell office:value-type="float" office:value="14638">
                <text:p>14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598">
                <text:p>5598</text:p>
              </table:table-cell>
              <table:table-cell office:value-type="float" office:value="12452">
                <text:p>12452</text:p>
              </table:table-cell>
              <table:table-cell office:value-type="float" office:value="12690">
                <text:p>12690</text:p>
              </table:table-cell>
              <table:table-cell office:value-type="float" office:value="14444">
                <text:p>1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572">
                <text:p>5572</text:p>
              </table:table-cell>
              <table:table-cell office:value-type="float" office:value="13444">
                <text:p>13444</text:p>
              </table:table-cell>
              <table:table-cell office:value-type="float" office:value="13964">
                <text:p>13964</text:p>
              </table:table-cell>
              <table:table-cell office:value-type="float" office:value="14816">
                <text:p>14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288">
                <text:p>5288</text:p>
              </table:table-cell>
              <table:table-cell office:value-type="float" office:value="11398">
                <text:p>11398</text:p>
              </table:table-cell>
              <table:table-cell office:value-type="float" office:value="13252">
                <text:p>13252</text:p>
              </table:table-cell>
              <table:table-cell office:value-type="float" office:value="15470">
                <text:p>15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340">
                <text:p>6340</text:p>
              </table:table-cell>
              <table:table-cell office:value-type="float" office:value="13426">
                <text:p>13426</text:p>
              </table:table-cell>
              <table:table-cell office:value-type="float" office:value="14708">
                <text:p>14708</text:p>
              </table:table-cell>
              <table:table-cell office:value-type="float" office:value="16746">
                <text:p>16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154">
                <text:p>6154</text:p>
              </table:table-cell>
              <table:table-cell office:value-type="float" office:value="14822">
                <text:p>14822</text:p>
              </table:table-cell>
              <table:table-cell office:value-type="float" office:value="14652">
                <text:p>14652</text:p>
              </table:table-cell>
              <table:table-cell office:value-type="float" office:value="17384">
                <text:p>17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882">
                <text:p>5882</text:p>
              </table:table-cell>
              <table:table-cell office:value-type="float" office:value="14874">
                <text:p>14874</text:p>
              </table:table-cell>
              <table:table-cell office:value-type="float" office:value="15930">
                <text:p>15930</text:p>
              </table:table-cell>
              <table:table-cell office:value-type="float" office:value="18906">
                <text:p>189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340">
                <text:p>7340</text:p>
              </table:table-cell>
              <table:table-cell office:value-type="float" office:value="16540">
                <text:p>16540</text:p>
              </table:table-cell>
              <table:table-cell office:value-type="float" office:value="15398">
                <text:p>15398</text:p>
              </table:table-cell>
              <table:table-cell office:value-type="float" office:value="19088">
                <text:p>19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202">
                <text:p>6202</text:p>
              </table:table-cell>
              <table:table-cell office:value-type="float" office:value="16654">
                <text:p>16654</text:p>
              </table:table-cell>
              <table:table-cell office:value-type="float" office:value="17430">
                <text:p>17430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346">
                <text:p>7346</text:p>
              </table:table-cell>
              <table:table-cell office:value-type="float" office:value="15724">
                <text:p>15724</text:p>
              </table:table-cell>
              <table:table-cell office:value-type="float" office:value="17534">
                <text:p>17534</text:p>
              </table:table-cell>
              <table:table-cell office:value-type="float" office:value="20524">
                <text:p>20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122">
                <text:p>7122</text:p>
              </table:table-cell>
              <table:table-cell office:value-type="float" office:value="17938">
                <text:p>17938</text:p>
              </table:table-cell>
              <table:table-cell office:value-type="float" office:value="19024">
                <text:p>19024</text:p>
              </table:table-cell>
              <table:table-cell office:value-type="float" office:value="22040">
                <text:p>22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596">
                <text:p>8596</text:p>
              </table:table-cell>
              <table:table-cell office:value-type="float" office:value="15690">
                <text:p>15690</text:p>
              </table:table-cell>
              <table:table-cell office:value-type="float" office:value="19786">
                <text:p>19786</text:p>
              </table:table-cell>
              <table:table-cell office:value-type="float" office:value="21862">
                <text:p>21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824">
                <text:p>7824</text:p>
              </table:table-cell>
              <table:table-cell office:value-type="float" office:value="16694">
                <text:p>16694</text:p>
              </table:table-cell>
              <table:table-cell office:value-type="float" office:value="20172">
                <text:p>20172</text:p>
              </table:table-cell>
              <table:table-cell office:value-type="float" office:value="25608">
                <text:p>25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644">
                <text:p>9644</text:p>
              </table:table-cell>
              <table:table-cell office:value-type="float" office:value="16542">
                <text:p>16542</text:p>
              </table:table-cell>
              <table:table-cell office:value-type="float" office:value="21396">
                <text:p>21396</text:p>
              </table:table-cell>
              <table:table-cell office:value-type="float" office:value="26424">
                <text:p>26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722">
                <text:p>9722</text:p>
              </table:table-cell>
              <table:table-cell office:value-type="float" office:value="13470">
                <text:p>13470</text:p>
              </table:table-cell>
              <table:table-cell office:value-type="float" office:value="21732">
                <text:p>21732</text:p>
              </table:table-cell>
              <table:table-cell office:value-type="float" office:value="27608">
                <text:p>27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014">
                <text:p>11014</text:p>
              </table:table-cell>
              <table:table-cell office:value-type="float" office:value="13898">
                <text:p>13898</text:p>
              </table:table-cell>
              <table:table-cell office:value-type="float" office:value="22354">
                <text:p>22354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564">
                <text:p>9564</text:p>
              </table:table-cell>
              <table:table-cell office:value-type="float" office:value="19106">
                <text:p>19106</text:p>
              </table:table-cell>
              <table:table-cell office:value-type="float" office:value="24642">
                <text:p>24642</text:p>
              </table:table-cell>
              <table:table-cell office:value-type="float" office:value="28774">
                <text:p>28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524">
                <text:p>11524</text:p>
              </table:table-cell>
              <table:table-cell office:value-type="float" office:value="23774">
                <text:p>23774</text:p>
              </table:table-cell>
              <table:table-cell office:value-type="float" office:value="25052">
                <text:p>25052</text:p>
              </table:table-cell>
              <table:table-cell office:value-type="float" office:value="22604">
                <text:p>22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538">
                <text:p>12538</text:p>
              </table:table-cell>
              <table:table-cell office:value-type="float" office:value="23294">
                <text:p>23294</text:p>
              </table:table-cell>
              <table:table-cell office:value-type="float" office:value="28218">
                <text:p>28218</text:p>
              </table:table-cell>
              <table:table-cell office:value-type="float" office:value="36322">
                <text:p>36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198">
                <text:p>15198</text:p>
              </table:table-cell>
              <table:table-cell office:value-type="float" office:value="27754">
                <text:p>27754</text:p>
              </table:table-cell>
              <table:table-cell office:value-type="float" office:value="31776">
                <text:p>31776</text:p>
              </table:table-cell>
              <table:table-cell office:value-type="float" office:value="36924">
                <text:p>36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834">
                <text:p>15834</text:p>
              </table:table-cell>
              <table:table-cell office:value-type="float" office:value="34048">
                <text:p>34048</text:p>
              </table:table-cell>
              <table:table-cell office:value-type="float" office:value="34398">
                <text:p>34398</text:p>
              </table:table-cell>
              <table:table-cell office:value-type="float" office:value="39286">
                <text:p>39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7612">
                <text:p>17612</text:p>
              </table:table-cell>
              <table:table-cell office:value-type="float" office:value="44550">
                <text:p>44550</text:p>
              </table:table-cell>
              <table:table-cell office:value-type="float" office:value="40436">
                <text:p>40436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8870">
                <text:p>18870</text:p>
              </table:table-cell>
              <table:table-cell office:value-type="float" office:value="50816">
                <text:p>50816</text:p>
              </table:table-cell>
              <table:table-cell office:value-type="float" office:value="47140">
                <text:p>47140</text:p>
              </table:table-cell>
              <table:table-cell office:value-type="float" office:value="42050">
                <text:p>42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5818">
                <text:p>25818</text:p>
              </table:table-cell>
              <table:table-cell office:value-type="float" office:value="67538">
                <text:p>67538</text:p>
              </table:table-cell>
              <table:table-cell office:value-type="float" office:value="64346">
                <text:p>64346</text:p>
              </table:table-cell>
              <table:table-cell office:value-type="float" office:value="44686">
                <text:p>446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692">
                <text:p>26692</text:p>
              </table:table-cell>
              <table:table-cell office:value-type="float" office:value="71452">
                <text:p>71452</text:p>
              </table:table-cell>
              <table:table-cell office:value-type="float" office:value="69360">
                <text:p>69360</text:p>
              </table:table-cell>
              <table:table-cell office:value-type="float" office:value="60452">
                <text:p>60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6812">
                <text:p>36812</text:p>
              </table:table-cell>
              <table:table-cell office:value-type="float" office:value="99990">
                <text:p>99990</text:p>
              </table:table-cell>
              <table:table-cell office:value-type="float" office:value="90094">
                <text:p>90094</text:p>
              </table:table-cell>
              <table:table-cell office:value-type="float" office:value="73782">
                <text:p>73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0166">
                <text:p>40166</text:p>
              </table:table-cell>
              <table:table-cell office:value-type="float" office:value="107154">
                <text:p>107154</text:p>
              </table:table-cell>
              <table:table-cell office:value-type="float" office:value="115726">
                <text:p>115726</text:p>
              </table:table-cell>
              <table:table-cell office:value-type="float" office:value="104074">
                <text:p>104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7090">
                <text:p>47090</text:p>
              </table:table-cell>
              <table:table-cell office:value-type="float" office:value="132758">
                <text:p>132758</text:p>
              </table:table-cell>
              <table:table-cell office:value-type="float" office:value="145896">
                <text:p>145896</text:p>
              </table:table-cell>
              <table:table-cell office:value-type="float" office:value="139186">
                <text:p>139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8040">
                <text:p>88040</text:p>
              </table:table-cell>
              <table:table-cell office:value-type="float" office:value="188488">
                <text:p>188488</text:p>
              </table:table-cell>
              <table:table-cell office:value-type="float" office:value="194176">
                <text:p>194176</text:p>
              </table:table-cell>
              <table:table-cell office:value-type="float" office:value="230636">
                <text:p>230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2216">
                <text:p>142216</text:p>
              </table:table-cell>
              <table:table-cell office:value-type="float" office:value="334272">
                <text:p>334272</text:p>
              </table:table-cell>
              <table:table-cell office:value-type="float" office:value="385982">
                <text:p>385982</text:p>
              </table:table-cell>
              <table:table-cell office:value-type="float" office:value="327286">
                <text:p>327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3538">
                <text:p>263538</text:p>
              </table:table-cell>
              <table:table-cell office:value-type="float" office:value="513192">
                <text:p>513192</text:p>
              </table:table-cell>
              <table:table-cell office:value-type="float" office:value="577778">
                <text:p>577778</text:p>
              </table:table-cell>
              <table:table-cell office:value-type="float" office:value="624480">
                <text:p>6244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